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7000003D8E976E4DA50870F51.png" manifest:media-type="image/png"/>
  <manifest:file-entry manifest:full-path="Pictures/10000201000001EE000003686B23966A4DAC6049.png" manifest:media-type="image/png"/>
  <manifest:file-entry manifest:full-path="Pictures/10000201000001EE000001C88BB342738F964B4E.png" manifest:media-type="image/png"/>
  <manifest:file-entry manifest:full-path="Pictures/1000020100000217000001EEB5EB2152F67D9FB3.png" manifest:media-type="image/png"/>
  <manifest:file-entry manifest:full-path="Pictures/1000020100000217000003D83AF6034501E59FE0.png" manifest:media-type="image/png"/>
  <manifest:file-entry manifest:full-path="Pictures/10000201000001EE000001A2879A7A2FA452231B.png" manifest:media-type="image/png"/>
  <manifest:file-entry manifest:full-path="Pictures/10000201000001ED000001319C9B7CABAAEF341C.png" manifest:media-type="image/png"/>
  <manifest:file-entry manifest:full-path="Pictures/10000201000001EE0000013413FC7B5695276B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draw:frame draw:style-name="fr1" draw:name="Figura1" text:anchor-type="paragraph" svg:width="13.072cm" svg:height="12.067cm" draw:z-index="0"><draw:image xlink:href="Pictures/10000201000001EE000001C88BB342738F964B4E.png" xlink:type="simple" xlink:show="embed" xlink:actuate="onLoad" loext:mime-type="image/png"/></draw:frame></text:p>
      <text:p text:style-name="P1"><draw:frame draw:style-name="fr1" draw:name="Figura2" text:anchor-type="paragraph" svg:width="13.072cm" svg:height="11.061cm" draw:z-index="1"><draw:image xlink:href="Pictures/10000201000001EE000001A2879A7A2FA452231B.png" xlink:type="simple" xlink:show="embed" xlink:actuate="onLoad" loext:mime-type="image/png"/></draw:frame></text:p>
      <text:p text:style-name="P1"><draw:frame draw:style-name="fr1" draw:name="Figura3" text:anchor-type="paragraph" svg:width="13.072cm" svg:height="23.073cm" draw:z-index="2"><draw:image xlink:href="Pictures/10000201000001EE000003686B23966A4DAC6049.png" xlink:type="simple" xlink:show="embed" xlink:actuate="onLoad" loext:mime-type="image/png"/></draw:frame></text:p>
      <text:p text:style-name="P1"><draw:frame draw:style-name="fr1" draw:name="Figura4" text:anchor-type="paragraph" svg:width="14.157cm" svg:height="26.039cm" draw:z-index="3"><draw:image xlink:href="Pictures/1000020100000217000003D8E976E4DA50870F51.png" xlink:type="simple" xlink:show="embed" xlink:actuate="onLoad" loext:mime-type="image/png"/></draw:frame></text:p>
      <text:p text:style-name="P1"><draw:frame draw:style-name="fr1" draw:name="Figura5" text:anchor-type="paragraph" svg:width="14.157cm" svg:height="26.039cm" draw:z-index="4"><draw:image xlink:href="Pictures/1000020100000217000003D83AF6034501E59FE0.png" xlink:type="simple" xlink:show="embed" xlink:actuate="onLoad" loext:mime-type="image/png"/></draw:frame></text:p>
      <text:p text:style-name="P1"><draw:frame draw:style-name="fr1" draw:name="Figura6" text:anchor-type="paragraph" svg:width="14.157cm" svg:height="13.072cm" draw:z-index="5"><draw:image xlink:href="Pictures/1000020100000217000001EEB5EB2152F67D9FB3.png" xlink:type="simple" xlink:show="embed" xlink:actuate="onLoad" loext:mime-type="image/png"/></draw:frame></text:p>
      <text:p text:style-name="P1"><draw:frame draw:style-name="fr1" draw:name="Figura7" text:anchor-type="paragraph" svg:width="13.072cm" svg:height="8.149cm" draw:z-index="6"><draw:image xlink:href="Pictures/10000201000001EE0000013413FC7B5695276B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8" text:anchor-type="paragraph" svg:width="13.046cm" svg:height="8.07cm" draw:z-index="7"><draw:image xlink:href="Pictures/10000201000001ED000001319C9B7CABAAEF341C.png" xlink:type="simple" xlink:show="embed" xlink:actuate="onLoad" loext:mime-type="image/png"/></draw:frame></text:p>
      <text:p text:style-name="P1"><draw:frame draw:style-name="fr1" draw:name="Figura9" text:anchor-type="paragraph" svg:width="14.157cm" svg:height="13.072cm" draw:z-index="8"><draw:image xlink:href="Pictures/1000020100000217000001EEB5EB2152F67D9F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5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3:22:57.938000000</meta:creation-date>
    <dc:date>2019-06-24T13:26:13.324000000</dc:date>
    <meta:editing-duration>PT3M23S</meta:editing-duration>
    <meta:editing-cycles>1</meta:editing-cycles>
    <meta:document-statistic meta:table-count="0" meta:image-count="9" meta:object-count="0" meta:page-count="8" meta:paragraph-count="0" meta:word-count="0" meta:character-count="0" meta:non-whitespace-character-count="0"/>
    <meta:generator>LibreOffice/6.1.0.3$Windows_X86_64 LibreOffice_project/efb621ed25068d70781dc026f7e9c5187a4decd1</meta:generator>
  </office:meta>
</office:document-meta>
</file>